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Header">
      <style:paragraph-properties fo:margin-top="0.499cm" fo:margin-bottom="0cm" loext:contextual-spacing="false" fo:text-align="start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Horizontal_20_Line">
      <style:text-properties fo:font-weight="normal" style:font-weight-asian="normal" style:font-weight-complex="normal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962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" fo:font-family="'DejaVu Sans'" style:font-style-name="Bold" style:font-family-generic="swiss" style:font-pitch="variable" fo:font-size="7pt" fo:font-weight="normal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691cm" style:type="center"/>
          <style:tab-stop style:position="27.383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table:align="margins"/>
    </style:style>
    <style:style style:name="Table2.A" style:family="table-column">
      <style:table-column-properties style:rel-column-width="65535*"/>
    </style:style>
    <style:style style:name="Table2.A1" style:family="table-cell">
      <style:table-cell-properties fo:padding="0.097cm" fo:border="none"/>
    </style:style>
    <style:style style:name="Table2.5" style:family="table-row">
      <style:table-row-properties style:min-row-height="0.427cm"/>
    </style:style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MP3" style:family="paragraph" style:parent-style-name="Header">
      <style:paragraph-properties fo:margin-top="0.499cm" fo:margin-bottom="0cm" loext:contextual-spacing="false" fo:text-align="start" style:justify-single-word="false"/>
      <style:text-properties fo:font-size="10pt" style:font-size-asian="10pt" style:font-size-complex="10pt"/>
    </style:style>
    <style:style style:name="M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6" style:family="paragraph" style:parent-style-name="Horizontal_20_Line">
      <style:text-properties fo:font-weight="normal" style:font-weight-asian="normal" style:font-weight-complex="normal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0e9629" style:font-weight-asian="bold" style:font-weight-complex="bold"/>
    </style:style>
    <style:style style:name="MT3" style:family="text"/>
    <style:page-layout style:name="Mpm1">
      <style:page-layout-properties fo:page-width="21.001cm" fo:page-height="29.7cm" style:num-format="1" style:print-orientation="portrait" fo:margin-top="0.279cm" fo:margin-bottom="0.889cm" fo:margin-left="0.533cm" fo:margin-right="0.27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2cm" fo:margin-left="0cm" fo:margin-right="0cm" fo:margin-bottom="0.51cm" style:shadow="none" fo:background-color="transparent" style:dynamic-spacing="false" draw:fill="none" draw:fill-color="#cfe7f5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abinet d'ophtalmologie GOEEN</text:p>
        <text:p text:style-name="MP2"><text:span text:style-name="MT1">Maladie et chirurgie des yeux<text:line-break/></text:span><text:span text:style-name="MT2">5 Rte du Vélodrome</text:span><text:line-break/>98800 NOUMÉA</text:p>
        <text:p text:style-name="MP2">--sur rendez vous--<text:line-break/>Tél: (+687) 28 16 00 / Fax: (+687) 28 16 08<text:line-break/>Courriel: <text:a xlink:type="simple" xlink:href="mailto:ophtalmologie.goeen@gmail.com" text:style-name="Internet_20_link" text:visited-style-name="Visited_20_Internet_20_Link">ophtalmologie.goeen@gmail.com</text:a></text:p>
        <text:p text:style-name="MP3"><text:span text:style-name="MT1">Dr FRANCOIS L.</text:span><text:line-break/>Ophtalmologiste<text:line-break/>Ancien chef de clinique des Hôpitaux de Bordeaux<text:line-break/>DIU de chirurgie vitréo-rétinienne</text:p>
      </style:header>
      <style:header-left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4"><text:text-input text:description="&lt;company.name&gt;">&lt;company.name&gt;</text:text-input></text:p>
            </table:table-cell>
          </table:table-row>
          <table:table-row>
            <table:table-cell table:style-name="Table2.A1" office:value-type="string">
              <text:p text:style-name="MP5">Dr FRANCOIS</text:p>
            </table:table-cell>
          </table:table-row>
          <table:table-row>
            <table:table-cell table:style-name="Table2.A1" office:value-type="string">
              <text:p text:style-name="MP5"><text:text-input text:description="&lt;company.street&gt;">&lt;company.street&gt;</text:text-input>, <text:text-input text:description="&lt;company.city&gt;">&lt;company.city&gt;</text:text-input></text:p>
            </table:table-cell>
          </table:table-row>
          <table:table-row>
            <table:table-cell table:style-name="Table2.A1" office:value-type="string">
              <text:p text:style-name="MP5">Tél : <text:text-input text:description="&lt;company.phone&gt;">&lt;company.phone&gt;</text:text-input>/ Fax : <text:text-input text:description="&lt;company.fax&gt;">&lt;company.fax&gt;</text:text-input></text:p>
            </table:table-cell>
          </table:table-row>
          <table:table-row table:style-name="Table2.5">
            <table:table-cell table:style-name="Table2.A1" office:value-type="string">
              <text:p text:style-name="MP5">Email :<text:text-input text:description="&lt;company.email&gt;">&lt;company.email&gt;</text:text-input></text:p>
              <text:p text:style-name="MP6"/>
            </table:table-cell>
          </table:table-row>
        </table:table>
        <text:p text:style-name="Header"/>
      </style:header-left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Landscap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5T21:51:32</meta:creation-date>
    <dc:date>2018-04-11T11:04:37.582253686</dc:date>
    <meta:editing-duration>PT6H50M38S</meta:editing-duration>
    <meta:editing-cycles>43</meta:editing-cycles>
    <meta:generator>LibreOffice/5.2.7.2$Linux_X86_64 LibreOffice_project/20m0$Build-2</meta:generator>
    <dc:creator>Laurent FRANCOIS</dc:creator>
    <meta:document-statistic meta:table-count="1" meta:image-count="0" meta:object-count="0" meta:page-count="1" meta:paragraph-count="9" meta:word-count="75" meta:character-count="440" meta:non-whitespace-character-count="390"/>
  </office:meta>
</office:document-meta>
</file>